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4063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479in"/>
    </style:style>
    <style:style style:name="Table1.B" style:family="table-column">
      <style:table-column-properties style:column-width="2.4576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4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1874in" style:auto-text-indent="false"/>
    </style:style>
    <style:style style:name="P5" style:family="paragraph" style:parent-style-name="Standard" style:list-style-name="WWNum1">
      <style:paragraph-properties fo:margin-left="0.1874in" fo:margin-right="0.2083in" fo:margin-top="0in" fo:margin-bottom="0in" loext:contextual-spacing="false" fo:text-indent="-0.1874in" style:auto-text-indent="false"/>
    </style:style>
    <style:style style:name="P6" style:family="paragraph" style:parent-style-name="Standard" style:list-style-name="WWNum1">
      <style:paragraph-properties fo:margin-left="0.1874in" fo:margin-right="0.2083in" fo:margin-top="0in" fo:margin-bottom="0in" loext:contextual-spacing="false" fo:text-indent="-0.1874in" style:auto-text-indent="false"/>
    </style:style>
    <style:style style:name="P7" style:family="paragraph" style:parent-style-name="Standard">
      <style:paragraph-properties fo:margin-left="0in" fo:margin-right="0.2083in" fo:text-indent="0in" style:auto-text-indent="false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P10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3" style:family="paragraph" style:parent-style-name="Standard">
      <style:paragraph-properties fo:margin-top="0.222in" fo:margin-bottom="0in" loext:contextual-spacing="false" fo:line-height="100%"/>
    </style:style>
    <style:style style:name="P14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style:font-name="Open Sans" fo:font-size="6pt" style:font-name-asian="Open Sans1" style:font-size-asian="6pt" style:font-name-complex="Open Sans1" style:font-size-complex="6pt"/>
    </style:style>
    <style:style style:name="P15" style:family="paragraph" style:parent-style-name="Heading_20_1">
      <style:text-properties fo:font-size="10pt" style:font-size-asian="10pt" style:font-size-complex="10pt"/>
    </style:style>
    <style:style style:name="P16" style:family="paragraph" style:parent-style-name="Heading_20_1">
      <style:paragraph-properties fo:padding="0in" fo:border="none"/>
    </style:style>
    <style:style style:name="P17" style:family="paragraph" style:parent-style-name="Subtitle">
      <style:paragraph-properties fo:padding="0in" fo:border="none"/>
    </style:style>
    <style:style style:name="P18" style:family="paragraph" style:parent-style-name="Title">
      <style:paragraph-properties fo:padding="0in" fo:border="none"/>
    </style:style>
    <style:style style:name="T1" style:family="text">
      <style:text-properties style:font-name="Open Sans" fo:font-size="24pt" style:font-name-asian="Open Sans1" style:font-size-asian="24pt" style:font-name-complex="Open Sans1" style:font-size-complex="24pt"/>
    </style:style>
    <style:style style:name="T2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3" style:family="text">
      <style:text-properties style:font-name="Open Sans" fo:font-size="12pt" fo:font-weight="normal" style:font-name-asian="Open Sans1" style:font-size-asian="12pt" style:font-weight-asian="normal" style:font-name-complex="Open Sans1" style:font-size-complex="12pt"/>
    </style:style>
    <style:style style:name="T4" style:family="text">
      <style:text-properties style:font-name="Open Sans" fo:font-size="13pt" fo:font-weight="normal" style:font-name-asian="Open Sans1" style:font-size-asian="13pt" style:font-weight-asian="normal" style:font-name-complex="Open Sans1" style:font-size-complex="13pt"/>
    </style:style>
    <style:style style:name="T5" style:family="text">
      <style:text-properties style:font-name="Open Sans" fo:font-size="10pt" style:font-name-asian="Open Sans1" style:font-size-asian="10pt" style:font-name-complex="Open Sans1" style:font-size-complex="10pt"/>
    </style:style>
    <style:style style:name="T6" style:family="text">
      <style:text-properties fo:color="#2079c7" fo:font-size="14pt" fo:font-weight="bold" style:font-size-asian="14pt" style:font-weight-asian="bold" style:font-size-complex="14pt"/>
    </style:style>
    <style:style style:name="T7" style:family="text"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T8" style:family="text">
      <style:text-properties fo:color="#000000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T9" style:family="text">
      <style:text-properties fo:color="#000000" style:font-name="Open Sans" fo:font-size="12pt" style:font-name-asian="Open Sans1" style:font-size-asian="12pt" style:font-name-complex="Open Sans1" style:font-size-complex="12pt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b7b7b7"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bookmark text:name="_x8fm1uorkbaw"/><text:span text:style-name="T1">Georgios Adzhygai</text:span></text:p>
            <text:p text:style-name="P17"><text:bookmark text:name="_ymi089liagec"/><text:span text:style-name="T6">Machine Learning | Data Science | MLOps</text:span></text:p>
          </table:table-cell>
          <table:table-cell table:style-name="Table1.A1" office:value-type="string">
            <text:p text:style-name="P3"><text:span text:style-name="T7">Germany, Hesse</text:span></text:p>
            <text:p text:style-name="P3"><text:span text:style-name="T7">Darmstadt, 64289</text:span></text:p>
            <text:p text:style-name="P3"><text:span text:style-name="T7">+4917667185991</text:span></text:p>
            <text:p text:style-name="P3"><text:span text:style-name="T8">george.adzhygai@gmail.com</text:span></text:p>
            <text:p text:style-name="P3"><text:span text:style-name="T7">www.linkedin.com/in/ayorgo</text:span></text:p>
          </table:table-cell>
        </table:table-row>
        <table:table-row table:style-name="Table1.2">
          <table:table-cell table:style-name="Table1.A1" table:number-rows-spanned="3" office:value-type="string">
            <text:p text:style-name="P16"><text:bookmark text:name="_y7d3xdxnr44m"/><text:span text:style-name="T11">EXPERIENCE</text:span></text:p>
            <text:p text:style-name="Heading_20_2"><text:bookmark text:name="_rshe5puypavm"/><text:span text:style-name="T2">Machine Learning Engineer</text:span></text:p>
            <text:p text:style-name="Standard"><text:span text:style-name="T9">Lyst | e-commerce</text:span></text:p>
            <text:p text:style-name="Heading_20_3"><text:bookmark text:name="_9refl3kgevmb"/><text:span text:style-name="T10">Nov 2019 - Jul 2022 · 2 yrs 7 mos</text:span></text:p>
            <text:p text:style-name="P2"><text:span text:style-name="T7">London, UK</text:span></text:p>
            <text:list xml:id="list3790589038" text:style-name="WWNum1">
              <text:list-item>
                <text:p text:style-name="P4"><text:span text:style-name="T7">Led end-to-end development and maintenance of cloud-based machine learning pipelines for the company's search and ranking division</text:span></text:p>
              </text:list-item>
              <text:list-item>
                <text:p text:style-name="P5"><text:span text:style-name="T7">Oversaw experimentation, deployment, and subsequent monitoring of machine learning models</text:span></text:p>
              </text:list-item>
              <text:list-item>
                <text:p text:style-name="P5"><text:span text:style-name="T7">Developed a set of tools to streamline and cost-optimize cloud experimentation</text:span></text:p>
              </text:list-item>
              <text:list-item>
                <text:p text:style-name="P5"><text:span text:style-name="T7">Mediated collaboration between data scientists and software engineers</text:span></text:p>
              </text:list-item>
              <text:list-item>
                <text:p text:style-name="P5"><text:span text:style-name="T7">Played a key role in designing and optimizing various information retrieval and recommendation models</text:span></text:p>
              </text:list-item>
            </text:list>
            <text:p text:style-name="P7"><text:span text:style-name="T8">Skills:</text:span><text:span text:style-name="T7"> MLOps · Recommender Systems · Machine Learning · Python · Bash · Snowflake · Information Retrieval · Search Engines · Statistics · Linux · pandas · NumPy · Scikit-Learn · Amazon Web Services (AWS) · Terraform</text:span></text:p>
            <text:p text:style-name="Heading_20_2"><text:bookmark text:name="_vd8e46f5hl8n"/><text:span text:style-name="T2">Lead Data Scientist</text:span></text:p>
            <text:p text:style-name="Standard"><text:span text:style-name="T9">ETX Capital | financial services</text:span></text:p>
            <text:p text:style-name="Heading_20_3"><text:bookmark text:name="_ue226bar8pd8"/><text:span text:style-name="T10">May 2018 - May 2019 · 1 year</text:span></text:p>
            <text:p text:style-name="P2"><text:span text:style-name="T7">London, UK</text:span></text:p>
            <text:list xml:id="list132821783625836" text:continue-numbering="true" text:style-name="WWNum1">
              <text:list-item>
                <text:p text:style-name="P10"><text:span text:style-name="T7">Led a team of two data scientists</text:span></text:p>
              </text:list-item>
              <text:list-item>
                <text:p text:style-name="P11"><text:span text:style-name="T7">Established Python development and deployment pipelines for the entire company from scratch</text:span></text:p>
              </text:list-item>
              <text:list-item>
                <text:p text:style-name="P11"><text:span text:style-name="T7">Built a customer ranking model and deployed it through a RESTful API service</text:span></text:p>
              </text:list-item>
              <text:list-item>
                <text:p text:style-name="P11"><text:span text:style-name="T7">Delivered numerous internal reporting solutions of varying complexity</text:span></text:p>
              </text:list-item>
            </text:list>
            <text:p text:style-name="Standard"><text:span text:style-name="T8">Skills:</text:span><text:span text:style-name="T7"> MLOps · Machine Learning · Python · Bash · Statistics · Linux · pandas · NumPy · Scikit-Learn</text:span></text:p>
            <text:p text:style-name="Heading_20_2"><text:bookmark text:name="_3pwl9463igb9"/><text:span text:style-name="T2">Software Engineer</text:span></text:p>
            <text:p text:style-name="Standard"><text:span text:style-name="T9">Zopa | fintech</text:span></text:p>
            <text:p text:style-name="Heading_20_3"><text:bookmark text:name="_3o7whld8au7t"/><text:span text:style-name="T10">Nov 2015 - Mar 2017 · 1 year 10 mos</text:span></text:p>
            <text:p text:style-name="P2"><text:span text:style-name="T7">London, UK</text:span></text:p>
            <text:list xml:id="list132821902485910" text:continue-numbering="true" text:style-name="WWNum1">
              <text:list-item>
                <text:p text:style-name="P10"><text:span text:style-name="T7">Developed the company's peer-to-peer lending platform</text:span></text:p>
              </text:list-item>
              <text:list-item>
                <text:p text:style-name="P11"><text:span text:style-name="T7">Designed and enhanced core parts of the platform including the matching engine and repayment processing</text:span></text:p>
              </text:list-item>
            </text:list>
            <text:p text:style-name="Standard"><text:span text:style-name="T8">Skills:</text:span><text:span text:style-name="T7"> T-SQL · ASP.NET · .NET · C#</text:span></text:p>
            <text:p text:style-name="Heading_20_2"><text:bookmark text:name="_66fv7vz3oj33"/><text:span text:style-name="T2">Experienced Engineer</text:span></text:p>
            <text:p text:style-name="Standard"><text:span text:style-name="T9">InsightSoftware.com | financial reporting</text:span></text:p>
            <text:p text:style-name="Heading_20_3"><text:bookmark text:name="_dky7b25tkdc7"/><text:span text:style-name="T10">Jun 2014 - Feb 2015 · 9 mos</text:span></text:p>
            <text:p text:style-name="P2"><text:span text:style-name="T7">London, UK</text:span></text:p>
            <text:list xml:id="list132821340558348" text:continue-numbering="true" text:style-name="WWNum1">
              <text:list-item>
                <text:p text:style-name="P10"><text:span text:style-name="T7">Contributed to both server and client ends of the company's bespoke BI system.</text:span></text:p>
              </text:list-item>
              <text:list-item>
                <text:p text:style-name="P11"><text:span text:style-name="T7">Fixed and enhanced system's core SQL generating engine</text:span></text:p>
              </text:list-item>
              <text:list-item>
                <text:p text:style-name="P11"><text:span text:style-name="T7">Maintained custom graphics library including thorough refactoring, performance enhancements and development of key new features</text:span></text:p>
              </text:list-item>
            </text:list>
            <text:p text:style-name="Standard"><text:span text:style-name="T8">Skills:</text:span><text:span text:style-name="T7"> T-SQL · .NET · C#</text:span></text:p>
            <text:p text:style-name="Heading_20_2"><text:bookmark text:name="_kyucxm6zvc3z"/><text:span text:style-name="T2">.NET Developer</text:span></text:p>
            <text:p text:style-name="Standard"><text:span text:style-name="T9">EPAM Systems | banking</text:span></text:p>
            <text:p text:style-name="Heading_20_3"><text:bookmark text:name="_d1ogujfx5osd"/><text:span text:style-name="T10">Apr 2013 - May 2014 · 1 year 2 mos</text:span></text:p>
            <text:p text:style-name="P2"><text:span text:style-name="T7">Kyiv, Ukraine</text:span></text:p>
            <text:list xml:id="list132821257487239" text:continue-numbering="true" text:style-name="WWNum1">
              <text:list-item>
                <text:p text:style-name="P10"><text:span text:style-name="T7">Developed corporate banking software within various teams and independently</text:span></text:p>
              </text:list-item>
              <text:list-item>
                <text:p text:style-name="P11"><text:span text:style-name="T7">Created a data import and processing tool using advanced SQL and a scheduling engine</text:span></text:p>
              </text:list-item>
              <text:list-item>
                <text:p text:style-name="P11"><text:span text:style-name="T7">Set up continuous integration environments for the above-mentioned projects</text:span></text:p>
              </text:list-item>
            </text:list>
            <text:p text:style-name="Standard"><text:span text:style-name="T8">Skills:</text:span><text:span text:style-name="T7"> T-SQL · .NET · C#</text:span></text:p>
            <text:p text:style-name="Heading_20_2"><text:bookmark text:name="_nv894i981ejw"/><text:span text:style-name="T2">.NET Web Developer</text:span></text:p>
            <text:p text:style-name="Standard"><text:span text:style-name="T9">Terrasoft | customer relationship management</text:span></text:p>
            <text:p text:style-name="Heading_20_3"><text:bookmark text:name="_kpwpwc3j0xq8"/><text:span text:style-name="T10">Sep 2011 - Mar 2013 · 1 year 7 mos</text:span></text:p>
            <text:p text:style-name="P2"><text:span text:style-name="T7">Kyiv, Ukraine</text:span></text:p>
            <text:list xml:id="list132820758317956" text:continue-numbering="true" text:style-name="WWNum1">
              <text:list-item>
                <text:p text:style-name="P10"><text:span text:style-name="T7">Developed a web-based CRM on both front and back ends</text:span></text:p>
              </text:list-item>
              <text:list-item>
                <text:p text:style-name="P11"><text:span text:style-name="T7">Integrated an interactive charts library into the web application</text:span></text:p>
              </text:list-item>
            </text:list>
            <text:p text:style-name="Standard"><text:span text:style-name="T8">Skills:</text:span><text:span text:style-name="T7"> T-SQL · .NET · C# · JavaScript</text:span></text:p>
            <text:p text:style-name="Heading_20_2"><text:bookmark text:name="_sowiaebtdtjh"/><text:span text:style-name="T2">Senior System Dev. Consultant</text:span></text:p>
            <text:p text:style-name="Standard"><text:span text:style-name="T9">SimCorp Ukraine LLC | investment management</text:span></text:p>
            <text:p text:style-name="Heading_20_3"><text:bookmark text:name="_4sqch810t4hk"/><text:span text:style-name="T10">Feb 2006 - Apr 2011 · 5 yrs 3 mos</text:span></text:p>
            <text:p text:style-name="P2"><text:span text:style-name="T7">Kyiv, Ukraine</text:span></text:p>
            <text:list xml:id="list132822401393210" text:continue-numbering="true" text:style-name="WWNum1">
              <text:list-item>
                <text:p text:style-name="P10"><text:span text:style-name="T7">Developed a custom investment management system</text:span></text:p>
              </text:list-item>
              <text:list-item>
                <text:p text:style-name="P11"><text:span text:style-name="T7">Built a data extraction/analysis utility</text:span></text:p>
              </text:list-item>
              <text:list-item>
                <text:p text:style-name="P11"><text:span text:style-name="T7">Took part in various development projects across the company as a senior consultant</text:span></text:p>
              </text:list-item>
            </text:list>
            <text:p text:style-name="Standard"><text:span text:style-name="T8">Skills:</text:span><text:span text:style-name="T7"> Dyalog APL/W</text:span></text:p>
            <text:p text:style-name="Heading_20_1"><text:bookmark text:name="_yk8luflkpwij"/><text:span text:style-name="T11">EDUCATION</text:span></text:p>
            <text:p text:style-name="Heading_20_2"><text:bookmark text:name="_ac1yxu4c7h8b"/><text:span text:style-name="T2">PhD student, Solid-state Physics (not complete)</text:span></text:p>
            <text:p text:style-name="Standard"><text:span text:style-name="T9">National Technical University of Ukraine 'Kyiv Polytechnic Institute'​</text:span></text:p>
            <text:p text:style-name="Heading_20_3"><text:bookmark text:name="_xpbd1zp5botp"/><text:span text:style-name="T10">2005 - 2007 · 2 yrs</text:span></text:p>
            <text:p text:style-name="P2"><text:span text:style-name="T7">Kyiv, Ukraine</text:span></text:p>
            <text:p text:style-name="Standard"><text:span text:style-name="T7">Skills: COMSOL · Matlab</text:span></text:p>
            <text:p text:style-name="Heading_20_2"><text:bookmark text:name="_z6vz4r53u3ep"/><text:span text:style-name="T2">MSc, Applied Mathematics</text:span></text:p>
            <text:p text:style-name="Standard"><text:span text:style-name="T9">National Technical University of Ukraine 'Kyiv Polytechnic Institute'​</text:span></text:p>
            <text:p text:style-name="Heading_20_3"><text:bookmark text:name="_c6669pcl3z00"/><text:span text:style-name="T10">2005 - 2007 · 2 yrs</text:span></text:p>
            <text:p text:style-name="P2"><text:span text:style-name="T7">Kyiv, Ukraine</text:span></text:p>
            <text:p text:style-name="Standard"><text:span text:style-name="T8">Skills:</text:span><text:span text:style-name="T7"> Applied Mathematics · Statistics</text:span></text:p>
            <text:p text:style-name="Heading_20_1"><text:bookmark text:name="_70kgcsear9ec"/><text:span text:style-name="T11">PUBLICATIONS</text:span></text:p>
            <text:p text:style-name="Heading_20_2"><text:bookmark text:name="_mt7bmfcee1wl"/><text:span text:style-name="T2">On the inherent figure оf merit of thermoelectric composites</text:span></text:p>
            <text:p text:style-name="Standard"><text:span text:style-name="T9">http://arxiv.org/abs/cond-mat/0609447</text:span></text:p>
            <text:p text:style-name="Heading_20_3"><text:bookmark text:name="_7j1x1bcrwwm0"/><text:span text:style-name="T10">Sep 2006</text:span></text:p>
            <text:p text:style-name="P2"><text:span text:style-name="T7">The paper introduces and analyzes a new characteristic of thermoelectric composites – their intrinsic figure of merit characterizing the influence of thermoelectric phenomena on the effective properties of composites and governing thermal into electric energy conversion within a composite.</text:span></text:p>
          </table:table-cell>
          <table:table-cell table:style-name="Table1.A1" office:value-type="string">
            <text:p text:style-name="Heading_20_1"><text:bookmark text:name="_4a3tt6k8vhz3"/><text:span text:style-name="T13">SKILLS</text:span></text:p>
            <text:p text:style-name="P13"><text:span text:style-name="T7">MLOps · Recommender Systems · Machine Learning · Python · Bash · Snowflake · Information Retrieval · Search Engines · Statistics · Linux · pandas · NumPy · Scikit-Learn · Amazon Web Services (AWS) · Terraform</text:span></text:p>
            <text:p text:style-name="Heading_20_1"><text:bookmark text:name="_kc6bsqt2ntaa"/><text:span text:style-name="T13">CITIZENSHIPS</text:span></text:p>
            <text:p text:style-name="P13"><text:span text:style-name="T7">Greece (EU), United Kingdom</text:span></text:p>
            <text:p text:style-name="P16"><text:bookmark text:name="_cxxkes25b26"/><text:span text:style-name="T13">LANGUAGES</text:span></text:p>
            <text:p text:style-name="P8"><text:span text:style-name="T7">English</text:span></text:p>
            <text:p text:style-name="Heading_20_1"><text:bookmark text:name="_rk178gcgxsif"/><text:span text:style-name="T13">UP TO DATE COPY OF THIS DOCUMENT</text:span></text:p>
            <text:p text:style-name="P13"><text:span text:style-name="T7">https://github.com/ayorgo/cv/blob/master/georgios-adzhygai-cv.pdf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5"><text:bookmark text:name="_4a3tt6k8vhz31"/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5"><text:bookmark text:name="_4a3tt6k8vhz3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font-name="Open Sans" fo:font-family="'Open Sans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5992in" fo:margin-left="0.5992in" fo:margin-right="0.5992in" style:writing-mode="lr-tb" style:layout-grid-color="#c0c0c0" style:layout-grid-lines="27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89" meta:word-count="641" meta:character-count="4094" meta:non-whitespace-character-count="3561"/>
    <meta:generator>LibreOfficeDev/6.0.5.2$Linux_X86_64 LibreOffice_project/</meta:generator>
  </office:meta>
</office:document-meta>
</file>